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PALACIOS JACINTO YSIDRO</text:p>
      <text:p text:style-name="P12">CANT. TOTAL DE CAJAS: 7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EL PEDREGAL</text:span></text:p>
      <text:p text:style-name="P5"/>
      <text:p text:style-name="P5">Recojo: <text:span text:style-name="T3">PALACIOS JACINTO, YSI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8:51:0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